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Tepexpan</text:span></text:p>
      <text:p text:style-name="P1"><text:span text:style-name="T2"/></text:p>
      <text:p text:style-name="P1"><text:span text:style-name="T3">Hitta eremiten som var med I kapten Kidds crew som följde med I hemlighet till nedgrävnings platsen för att ta reda på vart skatten ligger gömd, han gömmer sig I den gamla undangömda Aztec staden Tepexpan. Kapten Kidd ville inte att någon förutom han skulle veta vart skatten låg därför dödade han alla som var med och grävde ner skatten.</text:span></text:p>
      <text:p text:style-name="P1"><text:span text:style-name="T4"/></text:p>
      <text:p text:style-name="P1"><text:span text:style-name="T5">Eremiten har blivit en högt uppsatt medborgare inom den Aztekiska staden och kommer inte vara lätt åtkommen. Adam Blayne</text:span></text:p>
      <text:p text:style-name="P1"><text:span text:style-name="T6"/></text:p>
      <text:p text:style-name="P1"><text:span text:style-name="T7">För att komma åt honom kommer våran Ratpiss behöva jobba till sig en träff med besättningmedlemen.</text:span></text:p>
      <text:p text:style-name="P1"><text:span text:style-name="T8"/></text:p>
      <text:p text:style-name="P1"><text:span text:style-name="T9">Hitta fem bevis genom att göra fem uppgifter för att få dessa bevis på att du är värdig att få ett möte med den store.</text:span></text:p>
      <text:p text:style-name="P1"><text:span text:style-name="T10"/></text:p>
      <text:p text:style-name="P1"><text:span text:style-name="T10"/></text:p>
      <text:p text:style-name="P1"><text:span text:style-name="T11">Uppgift ett: Hjälpa till med att skörda bönor.</text:span></text:p>
      <text:p text:style-name="P1"><text:span text:style-name="T11">Uppgift två: Förbered krigsfångar inför offret.</text:span></text:p>
      <text:p text:style-name="P1"><text:span text:style-name="T11">Uppgift tre: Hjälpa till med ett offer.</text:span></text:p>
      <text:p text:style-name="P1"><text:span text:style-name="T11">Uppgift fyra: Gå till de fördömdas grotta och kämpa dig igenom förbannellsen för att få beviset.</text:span></text:p>
      <text:p text:style-name="P1"><text:span text:style-name="T11">Uppgift fem: Sök upp guden Quetzalcóatl och lös hans gåtor fem för att få hans välsignelse. </text:span></text:p>
      <text:p text:style-name="P1"><text:span text:style-name="T11"/></text:p>
      <text:p text:style-name="P1"><text:span text:style-name="T11"/></text:p>
      <text:p text:style-name="P1"><text:span text:style-name="T11">Man visar sina Bevis/Välsignelser för den högste ledaren av staden, han låter dig sen få en träff med Adam Blayne.</text:span></text:p>
      <text:p text:style-name="P1"><text:span text:style-name="T11"/></text:p>
      <text:p text:style-name="P1"><text:span text:style-name="T11">Han ger dig kartan och ger dig en gåta för att hitta nyckeln till skatten, du ger dig av för att hitta nyckeln och skatten.</text:span></text:p>
      <text:p text:style-name="P1"><text:span text:style-name="T11"/></text:p>
      <text:p text:style-name="P1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